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e525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officeooo:paragraph-rsid="000e525d" style:font-size-asian="18pt" style:font-size-complex="18pt"/>
    </style:style>
    <style:style style:name="P4" style:family="paragraph" style:parent-style-name="Standard">
      <loext:graphic-properties draw:fill="none" draw:fill-gradient-name="gradient" draw:fill-hatch-name="hatch"/>
      <style:paragraph-properties fo:margin-left="0.6252in" fo:margin-right="0in" fo:line-height="100%" fo:text-indent="-0.3118in" style:auto-text-indent="false" fo:background-color="transparent">
        <style:tab-stops/>
      </style:paragraph-properties>
      <style:text-properties officeooo:rsid="000e525d" officeooo:paragraph-rsid="000e525d"/>
    </style:style>
    <style:style style:name="P5" style:family="paragraph" style:parent-style-name="Standard" style:master-page-name="">
      <loext:graphic-properties draw:fill="none" draw:fill-gradient-name="gradient" draw:fill-hatch-name="hatch"/>
      <style:paragraph-properties fo:margin-left="0.6252in" fo:margin-right="0in" fo:line-height="100%" fo:text-indent="-0.3118in" style:auto-text-indent="false" style:page-number="auto" fo:background-color="transparent">
        <style:tab-stops/>
      </style:paragraph-properties>
      <style:text-properties officeooo:paragraph-rsid="000e525d"/>
    </style:style>
    <style:style style:name="P6" style:family="paragraph" style:parent-style-name="Standard">
      <loext:graphic-properties draw:fill="none" draw:fill-gradient-name="gradient" draw:fill-hatch-name="hatch"/>
      <style:paragraph-properties fo:margin-left="0.6252in" fo:margin-right="0in" fo:line-height="100%" fo:text-indent="-0.3118in" style:auto-text-indent="false" fo:background-color="transparent">
        <style:tab-stops/>
      </style:paragraph-properties>
      <style:text-properties officeooo:paragraph-rsid="000e525d"/>
    </style:style>
    <style:style style:name="P7" style:family="paragraph" style:parent-style-name="Standard">
      <loext:graphic-properties draw:fill="none" draw:fill-gradient-name="gradient" draw:fill-hatch-name="hatch"/>
      <style:paragraph-properties fo:margin-left="0.6252in" fo:margin-right="0in" fo:line-height="100%" fo:text-indent="-0.3118in" style:auto-text-indent="false" fo:background-color="transparent">
        <style:tab-stops/>
      </style:paragraph-properties>
    </style:style>
    <style:style style:name="P8"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0eedd5"/>
    </style:style>
    <style:style style:name="P9" style:family="paragraph" style:parent-style-name="Standard" style:master-page-name="">
      <loext:graphic-properties draw:fill="none" draw:fill-gradient-name="gradient" draw:fill-hatch-name="hatch"/>
      <style:paragraph-properties fo:margin-left="0.3118in" fo:margin-right="0in" fo:line-height="100%" fo:text-indent="-0.3118in" style:auto-text-indent="false" style:page-number="auto" fo:background-color="transparent">
        <style:tab-stops/>
      </style:paragraph-properties>
      <style:text-properties officeooo:paragraph-rsid="0011a57d"/>
    </style:style>
    <style:style style:name="P10"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11a57d"/>
    </style:style>
    <style:style style:name="P11"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12ac96"/>
    </style:style>
    <style:style style:name="P12"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18b6b0"/>
    </style:style>
    <style:style style:name="P13"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1d4f39"/>
    </style:style>
    <style:style style:name="P14"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1ff30a"/>
    </style:style>
    <style:style style:name="P15"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26d926"/>
    </style:style>
    <style:style style:name="P16"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28c245"/>
    </style:style>
    <style:style style:name="P17"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29ef6e"/>
    </style:style>
    <style:style style:name="P18"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2a110a"/>
    </style:style>
    <style:style style:name="P19"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2dcaea"/>
    </style:style>
    <style:style style:name="P20"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36316f"/>
    </style:style>
    <style:style style:name="P21" style:family="paragraph" style:parent-style-name="Standard" style:master-page-name="">
      <loext:graphic-properties draw:fill="none" draw:fill-gradient-name="gradient" draw:fill-hatch-name="hatch"/>
      <style:paragraph-properties fo:margin-left="0.25in" fo:margin-right="0in" fo:line-height="100%" fo:text-align="start" style:justify-single-word="false" fo:text-indent="-0.25in" style:auto-text-indent="false" style:page-number="auto" fo:background-color="transparent"/>
    </style:style>
    <style:style style:name="P22" style:family="paragraph" style:parent-style-name="Text_20_body">
      <style:paragraph-properties fo:line-height="100%"/>
    </style:style>
    <style:style style:name="P23" style:family="paragraph" style:parent-style-name="Standard">
      <loext:graphic-properties draw:fill="none" draw:fill-gradient-name="gradient" draw:fill-hatch-name="hatch"/>
      <style:paragraph-properties fo:margin-left="0.6252in" fo:margin-right="0in" fo:line-height="100%" fo:text-indent="-0.3118in" style:auto-text-indent="false" fo:background-color="transparent">
        <style:tab-stops/>
      </style:paragraph-properties>
      <style:text-properties officeooo:rsid="000e6f61" officeooo:paragraph-rsid="000e6f61"/>
    </style:style>
    <style:style style:name="P24" style:family="paragraph" style:parent-style-name="Standard">
      <loext:graphic-properties draw:fill="none" draw:fill-gradient-name="gradient" draw:fill-hatch-name="hatch"/>
      <style:paragraph-properties fo:margin-left="0.6252in" fo:margin-right="0in" fo:line-height="100%" fo:text-indent="-0.3118in" style:auto-text-indent="false" fo:background-color="transparent">
        <style:tab-stops/>
      </style:paragraph-properties>
      <style:text-properties officeooo:rsid="000e6f61" officeooo:paragraph-rsid="0011a57d"/>
    </style:style>
    <style:style style:name="P25" style:family="paragraph" style:parent-style-name="Standard" style:master-page-name="">
      <style:paragraph-properties style:page-number="auto"/>
      <style:text-properties officeooo:paragraph-rsid="000eedd5"/>
    </style:style>
    <style:style style:name="P26" style:family="paragraph" style:parent-style-name="Standard">
      <style:text-properties officeooo:paragraph-rsid="000eedd5"/>
    </style:style>
    <style:style style:name="P27" style:family="paragraph" style:parent-style-name="Standard">
      <loext:graphic-properties draw:fill="none" draw:fill-gradient-name="gradient" draw:fill-hatch-name="hatch"/>
      <style:paragraph-properties fo:margin-left="0.25in" fo:margin-right="0in" fo:line-height="100%" fo:text-align="start" style:justify-single-word="false" fo:text-indent="-0.25in" style:auto-text-indent="false" fo:background-color="transparent">
        <style:tab-stops/>
      </style:paragraph-properties>
      <style:text-properties officeooo:rsid="00143690" officeooo:paragraph-rsid="00143690"/>
    </style:style>
    <style:style style:name="P28" style:family="paragraph" style:parent-style-name="Standard" style:master-page-name="">
      <loext:graphic-properties draw:fill="none" draw:fill-gradient-name="gradient" draw:fill-hatch-name="hatch"/>
      <style:paragraph-properties fo:margin-left="0.3118in" fo:margin-right="0in" fo:line-height="100%" fo:text-align="start" style:justify-single-word="false" fo:text-indent="-0.25in" style:auto-text-indent="false" style:page-number="auto" fo:background-color="transparent">
        <style:tab-stops/>
      </style:paragraph-properties>
      <style:text-properties officeooo:rsid="00143690" officeooo:paragraph-rsid="00143690"/>
    </style:style>
    <style:style style:name="P29" style:family="paragraph" style:parent-style-name="Standard">
      <style:text-properties officeooo:rsid="0015b22d" officeooo:paragraph-rsid="0015b22d"/>
    </style:style>
    <style:style style:name="P30"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rsid="0015b22d" officeooo:paragraph-rsid="0015b22d"/>
    </style:style>
    <style:style style:name="P31"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rsid="0015b22d" officeooo:paragraph-rsid="0018b6b0"/>
    </style:style>
    <style:style style:name="P32"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rsid="0015b22d" officeooo:paragraph-rsid="0038adf8"/>
    </style:style>
    <style:style style:name="P33"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rsid="0018b6b0" officeooo:paragraph-rsid="0018b6b0"/>
    </style:style>
    <style:style style:name="P34"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rsid="002f0481" officeooo:paragraph-rsid="002f0481"/>
    </style:style>
    <style:style style:name="P35" style:family="paragraph" style:parent-style-name="Text_20_body">
      <style:paragraph-properties fo:line-height="100%"/>
      <style:text-properties officeooo:rsid="002f6258" officeooo:paragraph-rsid="002f6258"/>
    </style:style>
    <style:style style:name="P36" style:family="paragraph" style:parent-style-name="Text_20_body">
      <style:paragraph-properties fo:line-height="100%"/>
      <style:text-properties officeooo:rsid="0030b8db" officeooo:paragraph-rsid="0030b8db"/>
    </style:style>
    <style:style style:name="P37" style:family="paragraph" style:parent-style-name="Standard">
      <loext:graphic-properties draw:fill="none" draw:fill-gradient-name="gradient" draw:fill-hatch-name="hatch"/>
      <style:paragraph-properties fo:margin-left="0.3118in" fo:margin-right="0in" fo:line-height="100%" fo:text-align="center" style:justify-single-word="false" fo:text-indent="-0.3118in" style:auto-text-indent="false" fo:background-color="transparent">
        <style:tab-stops/>
      </style:paragraph-properties>
      <style:text-properties fo:font-weight="normal" officeooo:rsid="0018b6b0" officeooo:paragraph-rsid="0018b6b0" style:font-weight-asian="normal" style:font-weight-complex="normal"/>
    </style:style>
    <style:style style:name="P38"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1c1765" officeooo:paragraph-rsid="0018b6b0" style:font-weight-asian="normal" style:font-weight-complex="normal"/>
    </style:style>
    <style:style style:name="P39"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1d4f39" officeooo:paragraph-rsid="0018b6b0" style:font-weight-asian="normal" style:font-weight-complex="normal"/>
    </style:style>
    <style:style style:name="P40"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22bd6f" officeooo:paragraph-rsid="0029ef6e" style:font-weight-asian="normal" style:font-weight-complex="normal"/>
    </style:style>
    <style:style style:name="P41"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26d926" officeooo:paragraph-rsid="0026d926" style:font-weight-asian="normal" style:font-weight-complex="normal"/>
    </style:style>
    <style:style style:name="P42"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2a110a" officeooo:paragraph-rsid="002a110a" style:font-weight-asian="normal" style:font-weight-complex="normal"/>
    </style:style>
    <style:style style:name="P43"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12ac96" officeooo:paragraph-rsid="0012ac96" style:font-weight-asian="normal" style:font-weight-complex="normal"/>
    </style:style>
    <style:style style:name="P44"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2bfda2" officeooo:paragraph-rsid="0012ac96" style:font-weight-asian="normal" style:font-weight-complex="normal"/>
    </style:style>
    <style:style style:name="P45" style:family="paragraph" style:parent-style-name="Heading_20_1">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size="12pt" fo:font-weight="normal" officeooo:rsid="002f0481" officeooo:paragraph-rsid="002f0481" style:font-size-asian="12pt" style:font-weight-asian="normal" style:font-size-complex="12pt" style:font-weight-complex="normal"/>
    </style:style>
    <style:style style:name="P46" style:family="paragraph" style:parent-style-name="Standard">
      <loext:graphic-properties draw:fill="none" draw:fill-gradient-name="gradient" draw:fill-hatch-name="hatch"/>
      <style:paragraph-properties fo:margin-left="0.6252in" fo:margin-right="0in" fo:line-height="100%" fo:text-indent="-0.3118in" style:auto-text-indent="false" fo:background-color="transparent">
        <style:tab-stops/>
      </style:paragraph-properties>
      <style:text-properties officeooo:rsid="0036316f" officeooo:paragraph-rsid="0036316f"/>
    </style:style>
    <style:style style:name="P47"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22bd6f" officeooo:paragraph-rsid="001ff30a" style:font-weight-asian="normal" style:font-weight-complex="normal"/>
    </style:style>
    <style:style style:name="P48"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2a110a" officeooo:paragraph-rsid="002a110a" style:font-weight-asian="normal" style:font-weight-complex="normal"/>
    </style:style>
    <style:style style:name="P49"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fo:font-weight="normal" officeooo:rsid="0036316f" officeooo:paragraph-rsid="0036316f" style:font-weight-asian="normal" style:font-weight-complex="normal"/>
    </style:style>
    <style:style style:name="P50"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45049a"/>
    </style:style>
    <style:style style:name="P51"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paragraph-rsid="0036316f"/>
    </style:style>
    <style:style style:name="P52"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rsid="0015b22d" officeooo:paragraph-rsid="0015b22d"/>
    </style:style>
    <style:style style:name="P53" style:family="paragraph" style:parent-style-name="Standard">
      <loext:graphic-properties draw:fill="none" draw:fill-gradient-name="gradient" draw:fill-hatch-name="hatch"/>
      <style:paragraph-properties fo:margin-left="0.3118in" fo:margin-right="0in" fo:line-height="100%" fo:text-indent="-0.3118in" style:auto-text-indent="false" fo:background-color="transparent">
        <style:tab-stops/>
      </style:paragraph-properties>
      <style:text-properties officeooo:rsid="0015b22d" officeooo:paragraph-rsid="004b9662"/>
    </style:style>
    <style:style style:name="T1" style:family="text">
      <style:text-properties officeooo:rsid="000e525d"/>
    </style:style>
    <style:style style:name="T2" style:family="text">
      <style:text-properties officeooo:rsid="000e6f61"/>
    </style:style>
    <style:style style:name="T3" style:family="text">
      <style:text-properties officeooo:rsid="000eedd5"/>
    </style:style>
    <style:style style:name="T4" style:family="text">
      <style:text-properties officeooo:rsid="00104193"/>
    </style:style>
    <style:style style:name="T5" style:family="text">
      <style:text-properties officeooo:rsid="0011a57d"/>
    </style:style>
    <style:style style:name="T6" style:family="text">
      <style:text-properties officeooo:rsid="0012ac96"/>
    </style:style>
    <style:style style:name="T7" style:family="text">
      <style:text-properties fo:font-weight="normal" style:font-weight-asian="normal" style:font-weight-complex="normal"/>
    </style:style>
    <style:style style:name="T8" style:family="text">
      <style:text-properties fo:font-weight="normal" officeooo:rsid="0012ac96" style:font-weight-asian="normal" style:font-weight-complex="normal"/>
    </style:style>
    <style:style style:name="T9" style:family="text">
      <style:text-properties fo:font-weight="normal" officeooo:rsid="0013292e" style:font-weight-asian="normal" style:font-weight-complex="normal"/>
    </style:style>
    <style:style style:name="T10" style:family="text">
      <style:text-properties fo:font-weight="normal" officeooo:rsid="0015b22d" style:font-weight-asian="normal" style:font-weight-complex="normal"/>
    </style:style>
    <style:style style:name="T11" style:family="text">
      <style:text-properties fo:font-weight="normal" officeooo:rsid="0017a760" style:font-weight-asian="normal" style:font-weight-complex="normal"/>
    </style:style>
    <style:style style:name="T12" style:family="text">
      <style:text-properties fo:font-weight="normal" officeooo:rsid="0018b6b0" style:font-weight-asian="normal" style:font-weight-complex="normal"/>
    </style:style>
    <style:style style:name="T13" style:family="text">
      <style:text-properties fo:font-weight="normal" officeooo:rsid="001a60ca" style:font-weight-asian="normal" style:font-weight-complex="normal"/>
    </style:style>
    <style:style style:name="T14" style:family="text">
      <style:text-properties fo:font-weight="normal" officeooo:rsid="001c1765" style:font-weight-asian="normal" style:font-weight-complex="normal"/>
    </style:style>
    <style:style style:name="T15" style:family="text">
      <style:text-properties fo:font-weight="normal" officeooo:rsid="001d4f39" style:font-weight-asian="normal" style:font-weight-complex="normal"/>
    </style:style>
    <style:style style:name="T16" style:family="text">
      <style:text-properties fo:font-weight="normal" officeooo:rsid="001e2b7f" style:font-weight-asian="normal" style:font-weight-complex="normal"/>
    </style:style>
    <style:style style:name="T17" style:family="text">
      <style:text-properties fo:font-weight="normal" officeooo:rsid="001ff30a" style:font-weight-asian="normal" style:font-weight-complex="normal"/>
    </style:style>
    <style:style style:name="T18" style:family="text">
      <style:text-properties fo:font-weight="normal" officeooo:rsid="0021b594" style:font-weight-asian="normal" style:font-weight-complex="normal"/>
    </style:style>
    <style:style style:name="T19" style:family="text">
      <style:text-properties fo:font-weight="normal" officeooo:rsid="0022bd6f" style:font-weight-asian="normal" style:font-weight-complex="normal"/>
    </style:style>
    <style:style style:name="T20" style:family="text">
      <style:text-properties fo:font-weight="normal" officeooo:rsid="0022f6da" style:font-weight-asian="normal" style:font-weight-complex="normal"/>
    </style:style>
    <style:style style:name="T21" style:family="text">
      <style:text-properties fo:font-weight="normal" officeooo:rsid="0024f542" style:font-weight-asian="normal" style:font-weight-complex="normal"/>
    </style:style>
    <style:style style:name="T22" style:family="text">
      <style:text-properties fo:font-weight="normal" officeooo:rsid="0026d926" style:font-weight-asian="normal" style:font-weight-complex="normal"/>
    </style:style>
    <style:style style:name="T23" style:family="text">
      <style:text-properties fo:font-weight="normal" officeooo:rsid="00271c80" style:font-weight-asian="normal" style:font-weight-complex="normal"/>
    </style:style>
    <style:style style:name="T24" style:family="text">
      <style:text-properties fo:font-weight="normal" officeooo:rsid="0027bdf6" style:font-weight-asian="normal" style:font-weight-complex="normal"/>
    </style:style>
    <style:style style:name="T25" style:family="text">
      <style:text-properties fo:font-weight="normal" officeooo:rsid="0027ca06" style:font-weight-asian="normal" style:font-weight-complex="normal"/>
    </style:style>
    <style:style style:name="T26" style:family="text">
      <style:text-properties fo:font-weight="normal" officeooo:rsid="0028c245" style:font-weight-asian="normal" style:font-weight-complex="normal"/>
    </style:style>
    <style:style style:name="T27" style:family="text">
      <style:text-properties fo:font-weight="normal" officeooo:rsid="0029ef6e" style:font-weight-asian="normal" style:font-weight-complex="normal"/>
    </style:style>
    <style:style style:name="T28" style:family="text">
      <style:text-properties fo:font-weight="normal" officeooo:rsid="002a110a" style:font-weight-asian="normal" style:font-weight-complex="normal"/>
    </style:style>
    <style:style style:name="T29" style:family="text">
      <style:text-properties fo:font-weight="normal" officeooo:rsid="002bfda2" style:font-weight-asian="normal" style:font-weight-complex="normal"/>
    </style:style>
    <style:style style:name="T30" style:family="text">
      <style:text-properties fo:font-weight="normal" officeooo:rsid="002dcaea" style:font-weight-asian="normal" style:font-weight-complex="normal"/>
    </style:style>
    <style:style style:name="T31" style:family="text">
      <style:text-properties fo:font-weight="normal" officeooo:rsid="002f0481" style:font-weight-asian="normal" style:font-weight-complex="normal"/>
    </style:style>
    <style:style style:name="T32" style:family="text">
      <style:text-properties fo:font-weight="normal" officeooo:rsid="002f6258" style:font-weight-asian="normal" style:font-weight-complex="normal"/>
    </style:style>
    <style:style style:name="T33" style:family="text">
      <style:text-properties fo:font-weight="normal" officeooo:rsid="0030b8db" style:font-weight-asian="normal" style:font-weight-complex="normal"/>
    </style:style>
    <style:style style:name="T34" style:family="text">
      <style:text-properties fo:font-weight="normal" officeooo:rsid="00324f80" style:font-weight-asian="normal" style:font-weight-complex="normal"/>
    </style:style>
    <style:style style:name="T35" style:family="text">
      <style:text-properties fo:font-weight="normal" officeooo:rsid="003496a3" style:font-weight-asian="normal" style:font-weight-complex="normal"/>
    </style:style>
    <style:style style:name="T36" style:family="text">
      <style:text-properties fo:font-weight="normal" officeooo:rsid="0036316f" style:font-weight-asian="normal" style:font-weight-complex="normal"/>
    </style:style>
    <style:style style:name="T37" style:family="text">
      <style:text-properties fo:font-weight="normal" officeooo:rsid="0036a4de" style:font-weight-asian="normal" style:font-weight-complex="normal"/>
    </style:style>
    <style:style style:name="T38" style:family="text">
      <style:text-properties fo:font-weight="normal" officeooo:rsid="0037ad9e" style:font-weight-asian="normal" style:font-weight-complex="normal"/>
    </style:style>
    <style:style style:name="T39" style:family="text">
      <style:text-properties fo:font-weight="normal" officeooo:rsid="0038adf8" style:font-weight-asian="normal" style:font-weight-complex="normal"/>
    </style:style>
    <style:style style:name="T40" style:family="text">
      <style:text-properties fo:font-weight="normal" officeooo:rsid="003bc719" style:font-weight-asian="normal" style:font-weight-complex="normal"/>
    </style:style>
    <style:style style:name="T41" style:family="text">
      <style:text-properties fo:font-weight="normal" officeooo:rsid="003dbb98" style:font-weight-asian="normal" style:font-weight-complex="normal"/>
    </style:style>
    <style:style style:name="T42" style:family="text">
      <style:text-properties fo:font-weight="normal" officeooo:rsid="003ef964" style:font-weight-asian="normal" style:font-weight-complex="normal"/>
    </style:style>
    <style:style style:name="T43" style:family="text">
      <style:text-properties fo:font-weight="normal" officeooo:rsid="0042121c" style:font-weight-asian="normal" style:font-weight-complex="normal"/>
    </style:style>
    <style:style style:name="T44" style:family="text">
      <style:text-properties fo:font-weight="normal" officeooo:rsid="0045049a" style:font-weight-asian="normal" style:font-weight-complex="normal"/>
    </style:style>
    <style:style style:name="T45" style:family="text">
      <style:text-properties fo:font-weight="normal" officeooo:rsid="0045b9ad" style:font-weight-asian="normal" style:font-weight-complex="normal"/>
    </style:style>
    <style:style style:name="T46" style:family="text">
      <style:text-properties fo:font-weight="normal" officeooo:rsid="00465fc0" style:font-weight-asian="normal" style:font-weight-complex="normal"/>
    </style:style>
    <style:style style:name="T47" style:family="text">
      <style:text-properties fo:font-weight="normal" officeooo:rsid="00482904" style:font-weight-asian="normal" style:font-weight-complex="normal"/>
    </style:style>
    <style:style style:name="T48" style:family="text">
      <style:text-properties fo:font-weight="normal" officeooo:rsid="00491517" style:font-weight-asian="normal" style:font-weight-complex="normal"/>
    </style:style>
    <style:style style:name="T49" style:family="text">
      <style:text-properties fo:font-weight="normal" officeooo:rsid="004a121b" style:font-weight-asian="normal" style:font-weight-complex="normal"/>
    </style:style>
    <style:style style:name="T50" style:family="text">
      <style:text-properties fo:font-weight="normal" officeooo:rsid="004d7696" style:font-weight-asian="normal" style:font-weight-complex="normal"/>
    </style:style>
    <style:style style:name="T51" style:family="text">
      <style:text-properties officeooo:rsid="0015b22d"/>
    </style:style>
    <style:style style:name="T52" style:family="text">
      <style:text-properties officeooo:rsid="0018b6b0"/>
    </style:style>
    <style:style style:name="T53" style:family="text">
      <style:text-properties officeooo:rsid="001cde98"/>
    </style:style>
    <style:style style:name="T54" style:family="text">
      <style:text-properties officeooo:rsid="00271c80"/>
    </style:style>
    <style:style style:name="T55" style:family="text">
      <style:text-properties officeooo:rsid="0027bdf6"/>
    </style:style>
    <style:style style:name="T56" style:family="text">
      <style:text-properties officeooo:rsid="0027ca06"/>
    </style:style>
    <style:style style:name="T57" style:family="text">
      <style:text-properties officeooo:rsid="0028c245"/>
    </style:style>
    <style:style style:name="T58" style:family="text">
      <style:text-properties officeooo:rsid="002f0481"/>
    </style:style>
    <style:style style:name="T59" style:family="text">
      <style:text-properties officeooo:rsid="002f6258"/>
    </style:style>
    <style:style style:name="T60" style:family="text">
      <style:text-properties officeooo:rsid="003496a3"/>
    </style:style>
    <style:style style:name="T61" style:family="text">
      <style:text-properties officeooo:rsid="0036316f"/>
    </style:style>
    <style:style style:name="T62" style:family="text">
      <style:text-properties officeooo:rsid="0037ad9e"/>
    </style:style>
    <style:style style:name="T63" style:family="text">
      <style:text-properties officeooo:rsid="0038adf8"/>
    </style:style>
    <style:style style:name="T64" style:family="text">
      <style:text-properties officeooo:rsid="003a87d7"/>
    </style:style>
    <style:style style:name="T65" style:family="text">
      <style:text-properties officeooo:rsid="003bc719"/>
    </style:style>
    <style:style style:name="T66" style:family="text">
      <style:text-properties officeooo:rsid="0042a698"/>
    </style:style>
    <style:style style:name="T67" style:family="text">
      <style:text-properties officeooo:rsid="0045049a"/>
    </style:style>
    <style:style style:name="T68" style:family="text">
      <style:text-properties officeooo:rsid="0045b9ad"/>
    </style:style>
    <style:style style:name="T69" style:family="text">
      <style:text-properties officeooo:rsid="00465fc0"/>
    </style:style>
    <style:style style:name="T70" style:family="text">
      <style:text-properties officeooo:rsid="004b9662"/>
    </style:style>
    <style:style style:name="T71" style:family="text">
      <style:text-properties officeooo:rsid="004e8cb7"/>
    </style:style>
    <style:style style:name="T72" style:family="text">
      <style:text-properties officeooo:rsid="004fea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LIL’ BUG</text:p>
      <text:p text:style-name="P1">A set of tools for the 5 KB ‘unexpanded’ PAL-1</text:p>
      <text:p text:style-name="P2">hobby microcomputer kit designed by Liu Ganning.</text:p>
      <text:p text:style-name="P2">Collected by Dave Hassler, 2022</text:p>
      <text:p text:style-name="Standard"/>
      <text:p text:style-name="P21">CREDITS</text:p>
      <text:p text:style-name="P5">eWOZ Monitor Lite</text:p>
      <text:p text:style-name="P6"><text:span text:style-name="T1"><text:tab/>Original Apple I monitor (the “WozMon”) </text:span>by Steve Wozniak, 1976.</text:p>
      <text:p text:style-name="P6"><text:span text:style-name="T1"><text:tab/>Original eWOZ Monitor for Apple I/Replica I by </text:span>F. Safstrom 2007.</text:p>
      <text:p text:style-name="P7"><text:span text:style-name="T1"><text:tab/>PAL-1/KIM-1 version eWoz by </text:span>Jim B. McClanahan, 2021.</text:p>
      <text:p text:style-name="P6"><text:span text:style-name="T1">6502 Disassembler</text:span></text:p>
      <text:p text:style-name="P4"><text:tab/>By Steve Wozniak and Allen Baum, 1976.</text:p>
      <text:p text:style-name="P4"><text:span text:style-name="T61">SEARCH</text:span></text:p>
      <text:p text:style-name="P46"><text:tab/>Original routine by Jeff Tranter, 2012 <text:span text:style-name="T67">(from JMON)</text:span>.</text:p>
      <text:p text:style-name="P4"><text:span text:style-name="T2">MOVIT</text:span></text:p>
      <text:p text:style-name="P23"><text:tab/>By Lew Edwards, 1977 (from “The First Book of KIM”).</text:p>
      <text:p text:style-name="P23">LIL’ FILL</text:p>
      <text:p text:style-name="P24"><text:tab/>Adapted from public domain source code by Dave Hassler; retrieved from </text:p>
      <text:p text:style-name="P24"><text:tab/>www.6502.org/source/general/clearmem.htm</text:p>
      <text:p text:style-name="P23">LIL’ MEM DUMP, REGISTER PRINT, and <text:span text:style-name="T55">the</text:span> LIL’ BUG Menu/Picker</text:p>
      <text:p text:style-name="P23"><text:tab/>by Dave Hassler, 2022.</text:p>
      <text:p text:style-name="P25"/>
      <text:p text:style-name="P29">INTRODUCTION</text:p>
      <text:p text:style-name="P30"><text:tab/><text:tab/>This suite of tools will provide the “unexpanded” PAL-1 <text:span text:style-name="T68">(or microKIM) </text:span>user with some added utility over the standard, one-byte resolution KIM-1 monitor. <text:s/>I sometimes have to remind myself that the KIM-1 was never meant to be a “home computer” <text:span text:style-name="T66">like its descendant, my beloved VIC 20 from teenage years.</text:span> <text:s/><text:span text:style-name="T66">The KIM-1</text:span> was designed to be a “trainer,” to allow engineers a chance to take the brand new 6502 <text:span text:style-name="T64">microprocessor </text:span>out for a test drive.</text:p>
      <text:p text:style-name="P30"><text:tab/><text:tab/>But then, computer nerds have always loved a hacking challenge! <text:s/>I’ve had a lot of fun and learned a lot <text:span text:style-name="T52">about comput</text:span><text:span text:style-name="T66">er design, operation, and machine language</text:span> since I buil<text:span text:style-name="T52">t</text:span> Liu’s PAL-1 kit. <text:s/><text:span text:style-name="T52">I hope these tools can help other users of 5K machines make some fun investigations.</text:span></text:p>
      <text:p text:style-name="P30"/>
      <text:p text:style-name="P53"><text:tab/><text:tab/><text:span text:style-name="T63">A NOTE: These tools/modules, while they work great, are a) not “user friendly” and b) not foolproof. <text:s/>Not using them in the manner described below will break them, necessitating a reload of the package/module, </text:span><text:span text:style-name="T64">at least</text:span><text:span text:style-name="T63">. <text:s/>Modules</text:span><text:span text:style-name="T72"> should have parameters set up *before* they are run; t</text:span><text:span text:style-name="T63">he starting address required of a routine must be lower than the ending address; if the program says “Enter </text:span><text:span text:style-name="T66">a number</text:span><text:span text:style-name="T63"> </text:span><text:span text:style-name="T66">less </text:span><text:span text:style-name="T63">than 12”, don’t try to enter 16. <text:s/>Etc. <text:s/></text:span><text:span text:style-name="T64">There are no checks for errors, no backspacing (except in eWozLite), no do-overs. <text:s/></text:span><text:span text:style-name="T70"><text:s/></text:span><text:span text:style-name="T63">As noted in the Search </text:span><text:span text:style-name="T64">section </text:span><text:span text:style-name="T63">description: “</text:span><text:span text:style-name="T36">No niceties = tiny size -- the responsibility is all on you</text:span><text:span text:style-name="T63">.” <text:s/></text:span><text:span text:style-name="T70">If it breaks, clear all the status flags (</text:span><text:span text:style-name="T72">#</text:span><text:span text:style-name="T70">$00 </text:span><text:span text:style-name="T72">in</text:span><text:span text:style-name="T70"> $F1) </text:span><text:span text:style-name="T71">and try again</text:span><text:span text:style-name="T70">; </text:span><text:span text:style-name="T71">this cures a multitude of ills before running a lot of programs, anyway.</text:span></text:p>
      <text:p text:style-name="P32"><text:tab/><text:tab/><text:span text:style-name="T65">And *please* feel free to hack this, fix it, augment it, change it, move it, etc, etc! </text:span></text:p>
      <text:p text:style-name="P30"><text:tab/><text:tab/></text:p>
      <text:p text:style-name="P33">DESCRIPTIONS and USAGE</text:p>
      <text:p text:style-name="P31"><text:tab/><text:tab/><text:span text:style-name="T52">eW</text:span><text:span text:style-name="T67">oz</text:span><text:span text:style-name="T52">Lite Monitor </text:span><text:span text:style-name="T57">(Start: $1220)</text:span></text:p>
      <text:p text:style-name="P12"><text:span text:style-name="T51"><text:tab/></text:span><text:span text:style-name="T52">The only changes I made to eWOZ, as modified by Jim McClanahan for PAL-1 from Safstrom’s original reworking, was to strip out the Intel Hex loading code, relocate the input buffer to the </text:span><text:soft-page-break/><text:span text:style-name="T52">*</text:span>top<text:span text:style-name="T12">* of the program, and put the whole thing at the top of RAM. <text:s/>That freed up almost 700 </text:span><text:span text:style-name="T44">contiguous </text:span><text:span text:style-name="T12">bytes. For assembling 6502 code, I use the online 6502 assemb</text:span><text:span text:style-name="T40">l</text:span><text:span text:style-name="T12">er by Masswerk at</text:span></text:p>
      <text:p text:style-name="P37">https://www.masswerk.at/6502/assembler.html</text:p>
      <text:p text:style-name="P12"><text:span text:style-name="T12"><text:tab/>and it outputs perfect Apple I-format hex files </text:span><text:span text:style-name="T44">by default</text:span><text:span text:style-name="T12"> </text:span><text:span text:style-name="T44">(</text:span><text:span text:style-name="T13">a</text:span><text:span text:style-name="T44">long with</text:span><text:span text:style-name="T13"> many other </text:span><text:span text:style-name="T44">options)</text:span><text:span text:style-name="T12">.</text:span></text:p>
      <text:p text:style-name="P13"><text:span text:style-name="T12"><text:tab/><text:tab/>eW</text:span><text:span text:style-name="T44">oz</text:span><text:span text:style-name="T12">Lite starts at $1220, with the buffer starting at $1380. <text:s/></text:span><text:span text:style-name="T13">To use it, just </text:span><text:span text:style-name="T19">type a ‘G’</text:span><text:span text:style-name="T13"> at its starting address, </text:span><text:span text:style-name="T34">or call it from the menu</text:span><text:span text:style-name="T13">. All</text:span><text:span text:style-name="T18"> you get is a backslash to let you know it’s running. </text:span><text:span text:style-name="T13">It behaves almost exactly the way it does in its original form, but with the backspace key functioning “normally.” <text:s/></text:span><text:span text:style-name="T14">To perform a </text:span><text:span text:style-name="T15">hex </text:span><text:span text:style-name="T14">memory dump, the “</text:span><text:span text:style-name="T15">dot” command </text:span><text:span text:style-name="T14">format is: &lt;start-addr&gt;.&lt;end-addr&gt; <text:s text:c="2"/>To alter memory, use the colon command: <text:s/>&lt;addr&gt;: xx xx xx … <text:s text:c="2"/>To use eWozLite as an Apple Hex loader from a serial terminal, set the comms parameters in the serial terminal to no </text:span><text:span text:style-name="T34">less</text:span><text:span text:style-name="T14"> than 10 msec character delay, </text:span><text:span text:style-name="T34">and no less than </text:span><text:span text:style-name="T45">1</text:span><text:span text:style-name="T14">00 msec line delay. <text:s/>This allows the software (and hardware) time to process each line of hex code. <text:s/>Your serial interface may require different </text:span><text:span text:style-name="T45">(likely longer) </text:span><text:span text:style-name="T14">delays. <text:s/></text:span><text:span text:style-name="T15">Then, upload the file to the PAL-1 with an ASCII transfer.</text:span></text:p>
      <text:p text:style-name="P38"><text:tab/><text:tab/>To execute a program, append an ‘R’ to the starting address: e.g., 0F60R&lt;ret&gt;.</text:p>
      <text:p text:style-name="P12"><text:span text:style-name="T14"><text:tab/>eW</text:span><text:span text:style-name="T45">ozLite</text:span><text:span text:style-name="T14"> calls executable code with a JSR instruction instead of a JMP, so if your program ends with an R</text:span><text:span text:style-name="T45">TS</text:span><text:span text:style-name="T14">, it’ll come back to eW</text:span><text:span text:style-name="T44">ozLite</text:span><text:span text:style-name="T14"> (</text:span><text:span text:style-name="T40">another </text:span><text:span text:style-name="T14">one of the changes made by F.S.). </text:span><text:span text:style-name="T15">That’s it.</text:span></text:p>
      <text:p text:style-name="P39"/>
      <text:p text:style-name="P12"><text:span text:style-name="T15"><text:tab/><text:tab/>6502 Disassembler </text:span><text:span text:style-name="T26">(Start: $1010)</text:span></text:p>
      <text:p text:style-name="P14"><text:span text:style-name="T15"><text:tab/></text:span><text:span text:style-name="T16">There is a PDF scan of the original 1976 Dr. Dobb’s Journal article written by Wozniak and Baum, describing the theory, use, and modification of their disassembler. <text:s/>It’s an education, let me tell you! <text:s/></text:span><text:span text:style-name="T17">All I did to get it to work on the PAL-1 was tack on some of Jim’s “save the registers” </text:span><text:span text:style-name="T41">printing </text:span><text:span text:style-name="T17">code to the end, and call that instead of the native Apple I ROM addresses. <text:s/>I also changed </text:span><text:span text:style-name="T20">some</text:span><text:span text:style-name="T17"> of the ASCII output </text:span><text:span text:style-name="T21">in the data tables </text:span><text:span text:style-name="T17">(- $80) to reflect the KIM-1’s character set. </text:span></text:p>
      <text:p text:style-name="P14"><text:span text:style-name="T16"><text:tab/><text:tab/>Full instructions and commented source code are </text:span><text:span text:style-name="T17">in the PDF</text:span><text:span text:style-name="T16">. <text:s/>But for a quick “how-to”, here’s what you do: place the starting address of the code you want to disassemble in zero page locations $44 and $45, little-endian. <text:s/>Then, enter the starting address </text:span><text:span text:style-name="T41">of the disassembler </text:span><text:span text:style-name="T16">and type ‘G’, </text:span><text:span text:style-name="T41">or call it from the LIL’ BUG menu</text:span><text:span text:style-name="T16">. <text:s/>You’ll get </text:span><text:span text:style-name="T18">20</text:span><text:span text:style-name="T16"> lines of disassembly. <text:s/>To get the next chunk, </text:span><text:span text:style-name="T18">1) tap the RS key on the PAL-1, 2) hit the ‘</text:span><text:span text:style-name="T50">G’</text:span><text:span text:style-name="T18"> key on your terminal keyboard </text:span><text:span text:style-name="T50">(at address $0B00)</text:span><text:span text:style-name="T18">, 3) </text:span><text:span text:style-name="T50">select [D]</text:span><text:span text:style-name="T18">.</text:span></text:p>
      <text:p text:style-name="P50"><text:tab/><text:tab/><text:span text:style-name="T67">However, I suggest running the disassembler </text:span>from within eW<text:span text:style-name="T67">oz</text:span>Lite<text:span text:style-name="T67">: it’s a lot more convenient</text:span>, <text:span text:style-name="T67">especially if you’re going to output more than one page.</text:span> <text:s/><text:span text:style-name="T67">Inside eWozLite, t</text:span>ype: 44: xx xx &lt;ret&gt;, <text:s/>where the xx xx is the starting address (little endian, again), then type ‘1010R’ &lt;ret&gt;. <text:s text:c="2"/><text:span text:style-name="T67">Y</text:span>ou only have to type ‘R’ &lt;ret&gt; <text:span text:style-name="T67">to get the next page of assembly, or you can easily enter a new starting address and start the disassembler again.</text:span></text:p>
      <text:p text:style-name="P14"><text:span text:style-name="T19"><text:tab/><text:tab/>Be aware that the disassembler can become “confused” if it tries to parse out </text:span><text:span text:style-name="T21">long </text:span><text:span text:style-name="T19">data tables; </text:span><text:span text:style-name="T41">it likes code, not data</text:span><text:span text:style-name="T19">. <text:s/>I’ve seen some odd things output when that happens…</text:span></text:p>
      <text:p text:style-name="P47"/>
      <text:p text:style-name="P14"><text:span text:style-name="T19"><text:tab/><text:tab/></text:span><text:span text:style-name="T21">MOVIT (v2) </text:span><text:span text:style-name="T26">(Start: $0F10)</text:span></text:p>
      <text:p text:style-name="P15"><text:span text:style-name="T15"><text:tab/></text:span><text:span text:style-name="T21">From page 127 of “The First Book of KIM,” this is a workhorse. <text:s/>As Lew Edwards wrote in 1977, “This one moves anything anywhere!” <text:s/>Anywhere you’ve got RAM to write it, that is, likely $0000 to $13FF, then from $2000 to $9FFF, although some may have RAM going all the way to $DFFF. <text:s/>See Lew’s commented source code </text:span><text:span text:style-name="T32">in the book </text:span><text:span text:style-name="T21">for details of operation. <text:s/>Briefly: </text:span></text:p>
      <text:p text:style-name="P15"><text:span text:style-name="T21"><text:tab/><text:tab/></text:span><text:span text:style-name="T22">Before running this, </text:span><text:span text:style-name="T21">enter the starting address of the code to move into $D0 and $D1 (little endian). <text:s/>The end of the code to move goes into $D2 and $D3. <text:s/>Finally, put the target address into $D4 and $D5. <text:s/>Then, </text:span><text:span text:style-name="T41">set the address to $0F10 and </text:span><text:span text:style-name="T22">hit ‘G’ to make the magic happen. <text:s/></text:span><text:span text:style-name="T41">Or run from the menu at $0B00, </text:span><text:span text:style-name="T42">or from within eWozLite</text:span><text:span text:style-name="T41"> – your choice.</text:span></text:p>
      <text:p text:style-name="P41"><text:tab/><text:tab/>I added a little press-a-key routine before actual execution, because this is a “destructive” program; if the right values are not set beforehand, one could unintentionally write over needed data that was not yet saved. <text:s/>Last, I added a little "OK" message, to let the user know that things <text:soft-page-break/>went through. <text:s/>I also added Lew's suggestion (in FBOK) to have the program break back to the KIM monitor showing the last address written.</text:p>
      <text:p text:style-name="P41"/>
      <text:p text:style-name="P15"><text:span text:style-name="T22"><text:tab/><text:tab/></text:span><text:span text:style-name="T24">LIL’ FILL </text:span><text:span text:style-name="T26">(Start: $0E50)</text:span></text:p>
      <text:p text:style-name="P15"><text:span text:style-name="T24"><text:tab/>To the original, I added </text:span><text:span text:style-name="T25">the</text:span><text:span text:style-name="T24"> press-a-key routine, because this is a</text:span><text:span text:style-name="T25">lso a “</text:span><text:span text:style-name="T24">destructive” program. <text:s/>I also changed the zero page locations to match my own memory dump program and the user can select a custom hex value (not just $00) for the fill. <text:s/>Last, I added a little "OK" message </text:span><text:span text:style-name="T25">to this one, too.</text:span></text:p>
      <text:p text:style-name="P15"><text:span text:style-name="T25"><text:tab/><text:tab/></text:span><text:span text:style-name="T26">To use it, enter the start address in $20 and $21. <text:s/>Put the number of memory cells to write (&lt;256) in $22, and the single hex byte fill value in $23. <text:s/>Then, let ’er rip.</text:span></text:p>
      <text:p text:style-name="P14"><text:span text:style-name="T19"><text:tab/><text:tab/></text:span><text:span text:style-name="T26">This could be expanded to fill more than a single page at a time, and to accept a string of bytes, as well, but I’ll leave that up to you.</text:span><text:span text:style-name="T19"><text:tab/><text:tab/></text:span></text:p>
      <text:p text:style-name="P26"/>
      <text:p text:style-name="P16"><text:span text:style-name="T22"><text:tab/><text:tab/></text:span><text:span text:style-name="T24">LIL’ </text:span><text:span text:style-name="T26">MEM DUMP</text:span><text:span text:style-name="T24"> </text:span><text:span text:style-name="T26">(Start: $0D60)</text:span></text:p>
      <text:p text:style-name="P17"><text:span text:style-name="T24"><text:tab/></text:span><text:span text:style-name="T26">Not counting the obligatory “Hello World!” program, this was my second go at writing an assembly language program.</text:span><text:span text:style-name="T24"> <text:s/></text:span><text:span text:style-name="T26">I learned a lot: indirect addressing, 16-bit math, printing from a table, etc. <text:s/>It does what it says it does: </text:span><text:span text:style-name="T27">it </text:span><text:span text:style-name="T26">output</text:span><text:span text:style-name="T27">s</text:span><text:span text:style-name="T26"> a page of memory, but with both hex digit and ASCII characters, something the eW</text:span><text:span text:style-name="T45">oz</text:span><text:span text:style-name="T26">Lite monitor can’t do (or, not without hacking in a patch). <text:s/><text:tab/></text:span><text:span text:style-name="T27">T</text:span><text:span text:style-name="T26">o use it, </text:span><text:span text:style-name="T16">enter the starting address </text:span><text:span text:style-name="T27">in </text:span><text:span text:style-name="T16">locations $</text:span><text:span text:style-name="T27">20</text:span><text:span text:style-name="T16"> and $</text:span><text:span text:style-name="T27">21</text:span><text:span text:style-name="T16">, little-endian. <text:s/>Then, </text:span><text:span text:style-name="T27">run the main menu and select ‘M’. <text:s/>Or, type ‘0D60’ &lt;spacebar&gt; </text:span><text:span text:style-name="T16">and type ‘G’. <text:s/>You’ll get </text:span><text:span text:style-name="T27">a page of memory dump</text:span><text:span text:style-name="T16">. <text:s/>To get the next chunk, </text:span><text:span text:style-name="T18">1) tap the </text:span><text:span text:style-name="T27">RS</text:span><text:span text:style-name="T18"> key on the PAL-1, 2) hit the &lt;ret&gt; key on your terminal keyboard, 3) type in ‘</text:span><text:span text:style-name="T27">0D60</text:span><text:span text:style-name="T18">’ &lt;spacebar&gt; ‘G’ </text:span><text:span text:style-name="T27">again</text:span><text:span text:style-name="T19">.</text:span></text:p>
      <text:p text:style-name="P40"/>
      <text:p text:style-name="P17"><text:span text:style-name="T19"><text:tab/><text:tab/></text:span><text:span text:style-name="T28">REGISTER PRINT (Start $0CFD)</text:span></text:p>
      <text:p text:style-name="P18"><text:span text:style-name="T25"><text:tab/></text:span><text:span text:style-name="T28">Yep, it prints the 6502 registers. <text:s/>That’s it</text:span><text:span text:style-name="T26">. <text:s/></text:span><text:span text:style-name="T28">The main utility in this is to have the </text:span><text:span text:style-name="T34">BRK </text:span><text:span text:style-name="T28">interrupt vector point to the start of this program, so one can see what’s going on with the registers and the stack pointer when something you’re working on breaks. <text:s/></text:span><text:span text:style-name="T34">Store $FD and $0C in $17FE and $17FF, respectively. <text:s/>Or, t</text:span><text:span text:style-name="T28">o use it </text:span><text:span text:style-name="T34">directly</text:span><text:span text:style-name="T28">, just call it </text:span><text:span text:style-name="T34">or select it from the menu</text:span><text:span text:style-name="T28">. <text:s/></text:span><text:span text:style-name="T43">My very first little assembly language program.</text:span></text:p>
      <text:p text:style-name="P42"/>
      <text:p text:style-name="P49"><text:tab/><text:tab/>SEARCH (Start: $0BFC)</text:p>
      <text:p text:style-name="P20"><text:span text:style-name="T36"><text:tab/>This is an adaptation of the search module of JMON by Jeff Tranter. <text:s/>I stripped this module down to the barest bones, preserving Jeff's excellent matching code and label/variable nomenclature while changing the addresses and length of the search 'string', which is now *</text:span>hex bytes only<text:span text:style-name="T36">* (no ASCII). <text:s/>As is, it stands alone without any of the supporting routines in JMON, and takes up </text:span><text:span text:style-name="T43">2</text:span><text:span text:style-name="T36"> byte</text:span><text:span text:style-name="T43">s</text:span><text:span text:style-name="T36"> </text:span><text:span text:style-name="T43">less than</text:span><text:span text:style-name="T36"> </text:span><text:span text:style-name="T43">a page</text:span><text:span text:style-name="T36"> of memory.</text:span></text:p>
      <text:p text:style-name="P49"><text:tab/><text:tab/>It also must be "set up" prior to a run, much like everything else in LIL' BUG. This kept the size of the module waaay down. No niceties = tiny size -- the responsibility is all on you, bub! :^)</text:p>
      <text:p text:style-name="P49"><text:tab/><text:tab/>Only 'strings' of up to 11 bytes may be searched for, but that gives about four contiguous instructions to look for, and that should be useful. <text:s/>If one needs longer search strings, maybe commandeeer the bottom of the stack for the IN buffer, say from $0100-$0140?</text:p>
      <text:p text:style-name="P20"><text:span text:style-name="T36"><text:tab/><text:tab/>To</text:span><text:span text:style-name="T38"> use it, p</text:span><text:span text:style-name="T37">l</text:span><text:span text:style-name="T36">ace the starting and ending addresses of the search (little endian) into $</text:span><text:span text:style-name="T43">D</text:span><text:span text:style-name="T36">0/</text:span><text:span text:style-name="T43">D</text:span><text:span text:style-name="T36">1 and $</text:span><text:span text:style-name="T43">D</text:span><text:span text:style-name="T36">2/</text:span><text:span text:style-name="T43">D</text:span><text:span text:style-name="T36">3, respectively. <text:s/>Then put the number of characters in your </text:span><text:span text:style-name="T37">hex search sequence in $</text:span><text:span text:style-name="T43">D</text:span><text:span text:style-name="T37">4, and the sequence itself into $</text:span><text:span text:style-name="T43">D</text:span><text:span text:style-name="T37">5 through $</text:span><text:span text:style-name="T43">D</text:span><text:span text:style-name="T37">F </text:span><text:span text:style-name="T43">(same part of zero page as Lew’s MOVIT)</text:span><text:span text:style-name="T37">. <text:s/>E.g., I want to search for every occurrence of ‘JSR $1EA0’ in my program, which runs from $0200 to $08DB. <text:s/>I’ll enter (in eWozLite): </text:span><text:span text:style-name="T43">D</text:span><text:span text:style-name="T37">0: 00 02 DB 08 03 </text:span><text:span text:style-name="T38">20 </text:span><text:span text:style-name="T37">A0 1E &lt;ret&gt;. <text:s/>Then, I can run the search directly with 0BFCR, or pop out to the KIM monitor, set the address to $0BFC and type ‘G’, or I can run the menu program at $0B00 and then choose the [S]earch option.</text:span></text:p>
      <text:p text:style-name="P20"><text:soft-page-break/><text:span text:style-name="T37"><text:tab/><text:tab/></text:span><text:span text:style-name="T48">Sometimes, Search just breaks, especially if it’s called and hasn’t been set up beforehand. <text:s/>To resolve this, simply hit RS on the PAL-1 keypad, then &lt;ret&gt; on the serial terminal emulator keyboard. <text:s/>Adjust $D0-$DF, as necessary, then run again, </text:span><text:span text:style-name="T49">from its start address or the menu.</text:span></text:p>
      <text:p text:style-name="P42"/>
      <text:p text:style-name="P42"><text:tab/><text:tab/>LIL’ BUG MENU (Starts $0<text:span text:style-name="T62">B</text:span>00)</text:p>
      <text:p text:style-name="P18"><text:span text:style-name="T25"><text:tab/></text:span><text:span text:style-name="T29">This is the start of the whole package and lets you choose which program to run. <text:s/>Most of the parts have some sort of reminder about required memory locations to fill, but the disassembler does not, so info for it is on the menu. <text:s/></text:span><text:span text:style-name="T31">If you haven’t set up, or forgot to, or something, just hit ‘X’ and pop back out to the KIM monitor, enter your parameters, and head back to the menu, or directly to the module in question. <text:s/></text:span><text:span text:style-name="T30">I had fun making it, and learned about jump tables and </text:span><text:span text:style-name="T31">the basic </text:span><text:span text:style-name="T30">parsing </text:span><text:span text:style-name="T31">of </text:span><text:span text:style-name="T30">user input.</text:span></text:p>
      <text:p text:style-name="P26"/>
      <text:p text:style-name="P27">COMMENTS</text:p>
      <text:p text:style-name="P28"><text:tab/><text:tab/><text:span text:style-name="T58">Mainly, I just hope someone else finds these tools useful.</text:span></text:p>
      <text:p text:style-name="P9"><text:tab/><text:tab/><text:span text:style-name="T3">After putting together a PAL-1 computer kit in the summer of ’22, I started collecting some debugging tools from various places on the internet. <text:s/>Most packages were too large to fit into my stock 5 KB PAL-1 (my attempt at building a 32K RAM card </text:span><text:span text:style-name="T53">from scratch </text:span><text:span text:style-name="T3">was only partly successful and not reliable), and attempts at hacking away at the source code of these packages were </text:span><text:span text:style-name="T63">generally </text:span><text:span text:style-name="T3">not fruitful, although educational. <text:s/></text:span><text:span text:style-name="T5">And, I had hoped to </text:span><text:span text:style-name="T63">eventually </text:span><text:span text:style-name="T5">make my PAL-1 “stand-a-lone” – not tethered to a modern PC – </text:span><text:span text:style-name="T53">as it would have been in the late ’70s, </text:span><text:span text:style-name="T5">and that meant thinking small.</text:span></text:p>
      <text:p text:style-name="P10"><text:span text:style-name="T3"><text:tab/><text:tab/>What I needed were some serious old-school tools, tools designed with 4K microcomputers in mind. <text:s/>The programs in “The First Book of KIM” are great: MOVIT, BRANCH, and RELOCATE are especially useful, </text:span><text:span text:style-name="T4">but for anything bigger/better </text:span><text:span text:style-name="T60">for 6502</text:span><text:span text:style-name="T4">, I decided to look for Apple I programs and, secondarily, PET 2001 tools. <text:s/></text:span><text:span text:style-name="T5">Now, finally, I was onto something…</text:span></text:p>
      <text:p text:style-name="P8"><text:tab/><text:tab/><text:span text:style-name="T5">The Woz Mon is an obvious choice for improvement, as it allows memory examination/modification at scale, rather th</text:span><text:span text:style-name="T54">a</text:span><text:span text:style-name="T5">n a byte at a time. <text:s/>What it didn’t have was an ASCII dump component, so I wrote one – my second attempt at 6502 assembly language (</text:span><text:span text:style-name="T53">Hello World is always first, and </text:span><text:span text:style-name="T5">I never did learn </text:span><text:span text:style-name="T53">ML</text:span><text:span text:style-name="T5"> on my VIC-20, waaay back in the day). <text:s/>Studying Jim McClanahan’s code regarding register preservation and echo suppression for the PAL-1 helped a lot, as did the many resources on Hans Otten’s amazing retro computing website. <text:s/>But I would have had it a lot tougher without Richard Mansfield’s “Machine Language for Beginners” book. <text:s/>Worth its weight in gold, in my opinion, </text:span><text:span text:style-name="T53">especially if you grew up with BASIC</text:span><text:span text:style-name="T5">.</text:span></text:p>
      <text:p text:style-name="P11"><text:tab/><text:tab/><text:span text:style-name="T5">Some of the tools in LIL’ BUG are generally simple, even “rustic,” one might say. <text:s/>Of course, there’s nothing simple about Woz and Baum’s code – sheer genius, and I still don’t understand half of what they did; I’m just glad they did, and that I could port it to work on the PAL-1. <text:s/></text:span><text:span text:style-name="T6">For all the other tools, I borrowed the ethos of Baum and Woz regarding input: set up your parameters *</text:span>before* <text:span text:style-name="T6">running the program. <text:s/>This helped keep the size down, for one thing, although I certainly poured over Jeff Tranter’s JMON code for how he did user input. <text:s/>And I </text:span><text:span text:style-name="T56">also </text:span><text:span text:style-name="T6">thought about the very-most useful tools in his suite.</text:span></text:p>
      <text:p text:style-name="P11"><text:span text:style-name="T8"><text:tab/><text:tab/>I wanted the ability to import Apple I-format hex files, disassemble them, write a series of bytes, move chunks of memory around, relocate it (for the most part – with tools like these, manual editing is guaranteed), fill up space with a repeating byte (usually 00), and see what was going on with my registers when my home-grown programs inevitably broke </text:span><text:span text:style-name="T23">(I wanted to add a single stepper that disassembled, but that was above my pay grade; maybe after I learn more, though).</text:span></text:p>
      <text:p text:style-name="P43"><text:tab/><text:tab/>And I wanted to do it all in less than 2.<text:span text:style-name="T63">5</text:span>K, <text:span text:style-name="T63">half what my machine had</text:span>.</text:p>
      <text:p text:style-name="P11"><text:span text:style-name="T8"><text:tab/><text:tab/>Hence, this collection, build around the Woz Mon, for the most part. <text:s/>I find that using the disassembler and memory dump is a little easier if I call them from inside </text:span><text:span text:style-name="T47">e</text:span><text:span text:style-name="T8">Woz</text:span><text:span text:style-name="T35">Lite</text:span><text:span text:style-name="T8">. <text:s/>LIL’ BUG </text:span><text:soft-page-break/><text:span text:style-name="T8">sits from $0</text:span><text:span text:style-name="T39">B</text:span><text:span text:style-name="T8">00 to $13FF, leaving </text:span><text:span text:style-name="T9">2.</text:span><text:span text:style-name="T39">2</text:span><text:span text:style-name="T9">5K for code, starting at $0200: the traditional start of programs in the original KIM-1. <text:s/>Further, this package is </text:span><text:span text:style-name="T39">almost the</text:span><text:span text:style-name="T9"> same size as Robert Ford Denison’s “2K Symbolic Assembler for the 6502”, </text:span><text:span text:style-name="T29">written</text:span><text:span text:style-name="T9"> originally for a KIM-1 expanded to 4KB (you can find it on Jeff Tranter’s github pages). <text:s/>Well, the PAL-1 has 5K onboard, and while the operation is a little tricky when compared to modern editors and assemblers, anyone familiar with Peter Jennings’ microADE will be right at home quickly. <text:s/>And unlike microADE, 2KSA fits in</text:span><text:span text:style-name="T47">to</text:span><text:span text:style-name="T9"> the ‘unexpanded’ PAL-1 – just relocate it to $0C00. <text:s/>There you go: a complete, standalone suite of tools to explore programming and the 6502… and have some fun, as well.</text:span></text:p>
      <text:p text:style-name="P19"><text:span text:style-name="T9"><text:tab/><text:tab/></text:span><text:span text:style-name="T10">All of the parts of LIL’ BUG are available in standalone modules, too. <text:s/>One way to reclaim a full 1K of user RAM is to only load the disassembler (at $1010) and eW</text:span><text:span text:style-name="T47">ozL</text:span><text:span text:style-name="T10">ite (at $1220). <text:s/>And almost everything can be easily relocated to suit one’s needs (the disassembler took a little ‘manual massaging’…). <text:s/></text:span><text:span text:style-name="T47">FWIW, </text:span><text:span text:style-name="T10">Jim Butterfield’s RELOCATE often sits at $0110 in my computer, too.</text:span></text:p>
      <text:p text:style-name="P19"><text:span text:style-name="T10"><text:tab/><text:tab/></text:span><text:span text:style-name="T30">WARNING: m</text:span><text:span text:style-name="T10">any of these programs use Zero Page from $20 through $48, </text:span><text:span text:style-name="T46">and $D0 through $DF</text:span><text:span text:style-name="T10">. <text:s/>Consider that friendly advice for examining and modifying your own programs. <text:s/>:^) <text:s/></text:span><text:span text:style-name="T11">Source code is also available for all the modules, so feel free to rework whatever you want (see License </text:span><text:span text:style-name="T29">below</text:span><text:span text:style-name="T11">). <text:s/></text:span><text:span text:style-name="T33">These ports and original programs are not perfect, but they’re a start, and hopefully useful as-is.</text:span></text:p>
      <text:p text:style-name="P11"><text:span text:style-name="T11"><text:tab/><text:tab/></text:span><text:span text:style-name="T29">As Liu says, “Happy Hacking!”</text:span></text:p>
      <text:p text:style-name="P44"/>
      <text:p text:style-name="P34"><text:span text:style-name="T29">L</text:span><text:span text:style-name="T7">ICENSE</text:span></text:p>
      <text:h text:style-name="P45" text:outline-level="1"><text:span text:style-name="T69">The software elements herein written by David H. Hassler are presented under </text:span>The MIT License.</text:h>
      <text:p text:style-name="P22"><text:span text:style-name="T59">LIL’ BUG MENU, REGISTER PRINT, and LIL’ MEM DUMP are c</text:span>opyright © 2022 <text:span text:style-name="T59">David H. Hassler</text:span></text:p>
      <text:p text:style-name="P36">This documentation <text:span text:style-name="T60">and license notice </text:span>should accompany the software.</text:p>
      <text:p text:style-name="P35">See <text:a xlink:type="simple" xlink:href="https://mit-license.org/" text:style-name="Internet_20_link" text:visited-style-name="Visited_20_Internet_20_Link">https://mit-license.org/</text:a> for detai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0:55:38.976823071</meta:creation-date>
    <dc:date>2022-10-11T16:57:34.109233877</dc:date>
    <meta:editing-duration>PT9H36M21S</meta:editing-duration>
    <meta:editing-cycles>42</meta:editing-cycles>
    <meta:generator>LibreOffice/7.3.5.2$Linux_X86_64 LibreOffice_project/30$Build-2</meta:generator>
    <meta:document-statistic meta:table-count="0" meta:image-count="0" meta:object-count="0" meta:page-count="5" meta:paragraph-count="76" meta:word-count="2788" meta:character-count="15916" meta:non-whitespace-character-count="12999"/>
  </office:meta>
</office:document-meta>
</file>